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jankohta: joskus 25.1.22</text:h>
      <text:p text:style-name="Standard"/>
      <text:p text:style-name="Standard">var parit = ['A', 'B', 'C', 'D', 'E', 'F'];</text:p>
      <text:p text:style-name="Standard">undefined</text:p>
      <text:p text:style-name="Standard">for (var i = 0; i &lt; 6; i++){</text:p>
      <text:p text:style-name="Standard"><text:s text:c="4"/>parit.splice[i];</text:p>
      <text:p text:style-name="Standard"><text:s text:c="4"/>console.log("A vs. ", parit[i]);</text:p>
      <text:p text:style-name="Standard">}</text:p>
      <text:p text:style-name="Standard">VM559:3 A vs. <text:s/>A</text:p>
      <text:p text:style-name="Standard">VM559:3 A vs. <text:s/>B</text:p>
      <text:p text:style-name="Standard">VM559:3 A vs. <text:s/>C</text:p>
      <text:p text:style-name="Standard">VM559:3 A vs. <text:s/>D</text:p>
      <text:p text:style-name="Standard">VM559:3 A vs. <text:s/>E</text:p>
      <text:p text:style-name="Standard">VM559:3 A vs. <text:s/>F</text:p>
      <text:p text:style-name="Standard">undefined</text:p>
      <text:p text:style-name="Standard">for (var i = 0; i &lt; 6; i++){</text:p>
      <text:p text:style-name="Standard"><text:s text:c="4"/>console.log(parit);</text:p>
      <text:p text:style-name="Standard"><text:s text:c="4"/>parit.splice[i];</text:p>
      <text:p text:style-name="Standard"><text:s text:c="4"/>console.log("A vs. ", parit[i]);</text:p>
      <text:p text:style-name="Standard">}</text:p>
      <text:p text:style-name="Standard">VM668:2 (6) ['A', 'B', 'C', 'D', 'E', 'F']</text:p>
      <text:p text:style-name="Standard">VM668:4 A vs. <text:s/>A</text:p>
      <text:p text:style-name="Standard">VM668:2 (6) ['A', 'B', 'C', 'D', 'E', 'F']</text:p>
      <text:p text:style-name="Standard">VM668:4 A vs. <text:s/>B</text:p>
      <text:p text:style-name="Standard">VM668:2 (6) ['A', 'B', 'C', 'D', 'E', 'F']</text:p>
      <text:p text:style-name="Standard">VM668:4 A vs. <text:s/>C</text:p>
      <text:p text:style-name="Standard">VM668:2 (6) ['A', 'B', 'C', 'D', 'E', 'F']</text:p>
      <text:p text:style-name="Standard">VM668:4 A vs. <text:s/>D</text:p>
      <text:p text:style-name="Standard">VM668:2 (6) ['A', 'B', 'C', 'D', 'E', 'F']</text:p>
      <text:p text:style-name="Standard">VM668:4 A vs. <text:s/>E</text:p>
      <text:p text:style-name="Standard">VM668:2 (6) ['A', 'B', 'C', 'D', 'E', 'F']</text:p>
      <text:p text:style-name="Standard">VM668:4 A vs. <text:s/>F</text:p>
      <text:p text:style-name="Standard">undefined</text:p>
      <text:p text:style-name="Standard">for (var i = 0; i &lt; 6; i++){</text:p>
      <text:p text:style-name="Standard"><text:s text:c="4"/>parit.splice[i];</text:p>
      <text:p text:style-name="Standard"><text:s text:c="4"/>console.log(parit);</text:p>
      <text:p text:style-name="Standard"><text:s text:c="4"/>console.log("A vs. ", parit[i]);</text:p>
      <text:p text:style-name="Standard">}</text:p>
      <text:p text:style-name="Standard">VM746:3 (6) ['A', 'B', 'C', 'D', 'E', 'F']</text:p>
      <text:p text:style-name="Standard">VM746:4 A vs. <text:s/>A</text:p>
      <text:p text:style-name="Standard">VM746:3 (6) ['A', 'B', 'C', 'D', 'E', 'F']</text:p>
      <text:p text:style-name="Standard">VM746:4 A vs. <text:s/>B</text:p>
      <text:p text:style-name="Standard">VM746:3 (6) ['A', 'B', 'C', 'D', 'E', 'F']</text:p>
      <text:p text:style-name="Standard">VM746:4 A vs. <text:s/>C</text:p>
      <text:p text:style-name="Standard">VM746:3 (6) ['A', 'B', 'C', 'D', 'E', 'F']</text:p>
      <text:p text:style-name="Standard">VM746:4 A vs. <text:s/>D</text:p>
      <text:p text:style-name="Standard">VM746:3 (6) ['A', 'B', 'C', 'D', 'E', 'F']</text:p>
      <text:p text:style-name="Standard">VM746:4 A vs. <text:s/>E</text:p>
      <text:p text:style-name="Standard">VM746:3 (6) ['A', 'B', 'C', 'D', 'E', 'F']</text:p>
      <text:p text:style-name="Standard">VM746:4 A vs. <text:s/>F</text:p>
      <text:p text:style-name="Standard">undefined</text:p>
      <text:p text:style-name="Standard"><text:soft-page-break/>var parit = ['A', 'B', 'C', 'D', 'E', 'F'];</text:p>
      <text:p text:style-name="Standard">undefined</text:p>
      <text:p text:style-name="Standard">parit.splice[3];</text:p>
      <text:p text:style-name="Standard">undefined</text:p>
      <text:p text:style-name="Standard">parit.splice["A"];</text:p>
      <text:p text:style-name="Standard">undefined</text:p>
      <text:p text:style-name="Standard">parit</text:p>
      <text:p text:style-name="Standard">(6) ['A', 'B', 'C', 'D', 'E', 'F']</text:p>
      <text:p text:style-name="Standard">parit.splice(3)</text:p>
      <text:p text:style-name="Standard">(3) ['D', 'E', 'F']</text:p>
      <text:p text:style-name="Standard">for (var i = 0; i &lt; 6; i++){</text:p>
      <text:p text:style-name="Standard"><text:s text:c="4"/>parit.splice(i);</text:p>
      <text:p text:style-name="Standard"><text:s text:c="4"/>console.log(parit);</text:p>
      <text:p text:style-name="Standard"><text:s text:c="4"/>console.log("A vs. ", parit[i]);</text:p>
      <text:p text:style-name="Standard">}</text:p>
      <text:p text:style-name="Standard">VM1279:3 []</text:p>
      <text:p text:style-name="Standard">VM1279:4 A vs. <text:s/>undefined</text:p>
      <text:p text:style-name="Standard">VM1279:3 []</text:p>
      <text:p text:style-name="Standard">VM1279:4 A vs. <text:s/>undefined</text:p>
      <text:p text:style-name="Standard">VM1279:3 []</text:p>
      <text:p text:style-name="Standard">VM1279:4 A vs. <text:s/>undefined</text:p>
      <text:p text:style-name="Standard">VM1279:3 []</text:p>
      <text:p text:style-name="Standard">VM1279:4 A vs. <text:s/>undefined</text:p>
      <text:p text:style-name="Standard">VM1279:3 []</text:p>
      <text:p text:style-name="Standard">VM1279:4 A vs. <text:s/>undefined</text:p>
      <text:p text:style-name="Standard">VM1279:3 []</text:p>
      <text:p text:style-name="Standard">VM1279:4 A vs. <text:s/>undefined</text:p>
      <text:p text:style-name="Standard">undefined</text:p>
      <text:p text:style-name="Standard">parit</text:p>
      <text:p text:style-name="Standard">[]</text:p>
      <text:p text:style-name="Standard">var parit = ['A', 'B', 'C', 'D', 'E', 'F'];</text:p>
      <text:p text:style-name="Standard">undefined</text:p>
      <text:p text:style-name="Standard">for (var i = 0; i &lt; 6; i++){</text:p>
      <text:p text:style-name="Standard"><text:s text:c="4"/>parit.splice(i);</text:p>
      <text:p text:style-name="Standard"><text:s text:c="4"/>console.log(parit);</text:p>
      <text:p text:style-name="Standard"><text:s text:c="4"/>console.log("A vs. ", parit[i]);</text:p>
      <text:p text:style-name="Standard">}</text:p>
      <text:p text:style-name="Standard">VM1387:3 []</text:p>
      <text:p text:style-name="Standard">VM1387:4 A vs. <text:s/>undefined</text:p>
      <text:p text:style-name="Standard">VM1387:3 []</text:p>
      <text:p text:style-name="Standard">VM1387:4 A vs. <text:s/>undefined</text:p>
      <text:p text:style-name="Standard">VM1387:3 []</text:p>
      <text:p text:style-name="Standard">VM1387:4 A vs. <text:s/>undefined</text:p>
      <text:p text:style-name="Standard">VM1387:3 []</text:p>
      <text:p text:style-name="Standard">VM1387:4 A vs. <text:s/>undefined</text:p>
      <text:p text:style-name="Standard">VM1387:3 []</text:p>
      <text:p text:style-name="Standard">VM1387:4 A vs. <text:s/>undefined</text:p>
      <text:p text:style-name="Standard">VM1387:3 []</text:p>
      <text:p text:style-name="Standard">VM1387:4 A vs. <text:s/>undefined</text:p>
      <text:p text:style-name="Standard">undefined</text:p>
      <text:p text:style-name="Standard">var parit = ['A', 'B', 'C', 'D', 'E', 'F'];</text:p>
      <text:p text:style-name="Standard">undefined</text:p>
      <text:p text:style-name="Standard"><text:soft-page-break/>for (var i = 0; i &lt; 6; i++){</text:p>
      <text:p text:style-name="Standard"><text:s text:c="4"/>parit.splice(i);</text:p>
      <text:p text:style-name="Standard"><text:s text:c="4"/>console.log("listassa jäljellä:", parit);</text:p>
      <text:p text:style-name="Standard"><text:s text:c="4"/>console.log("A vs. ", parit[i]);</text:p>
      <text:p text:style-name="Standard">}</text:p>
      <text:p text:style-name="Standard">VM1466:3 listassa jäljellä: []length: 0[[Prototype]]: Array(0)</text:p>
      <text:p text:style-name="Standard">VM1466:4 A vs. <text:s/>undefined</text:p>
      <text:p text:style-name="Standard">VM1466:3 listassa jäljellä: []length: 0[[Prototype]]: Array(0)</text:p>
      <text:p text:style-name="Standard">VM1466:4 A vs. <text:s/>undefined</text:p>
      <text:p text:style-name="Standard">VM1466:3 listassa jäljellä: []length: 0[[Prototype]]: Array(0)</text:p>
      <text:p text:style-name="Standard">VM1466:4 A vs. <text:s/>undefined</text:p>
      <text:p text:style-name="Standard">VM1466:3 listassa jäljellä: []</text:p>
      <text:p text:style-name="Standard">VM1466:4 A vs. <text:s/>undefined</text:p>
      <text:p text:style-name="Standard">VM1466:3 listassa jäljellä: []</text:p>
      <text:p text:style-name="Standard">VM1466:4 A vs. <text:s/>undefined</text:p>
      <text:p text:style-name="Standard">VM1466:3 listassa jäljellä: []</text:p>
      <text:p text:style-name="Standard">VM1466:4 A vs. <text:s/>undefined</text:p>
      <text:p text:style-name="Standard">undefined</text:p>
      <text:p text:style-name="Standard">for (var i = 0; i &lt; 6; i++){</text:p>
      <text:p text:style-name="Standard"><text:s text:c="4"/>parit.shift(i);</text:p>
      <text:p text:style-name="Standard"><text:s text:c="4"/>console.log("listassa jäljellä:", parit);</text:p>
      <text:p text:style-name="Standard"><text:s text:c="4"/>console.log("A vs. ", parit[i]);</text:p>
      <text:p text:style-name="Standard">}</text:p>
      <text:p text:style-name="Standard">VM1574:3 listassa jäljellä: []</text:p>
      <text:p text:style-name="Standard">VM1574:4 A vs. <text:s/>undefined</text:p>
      <text:p text:style-name="Standard">VM1574:3 listassa jäljellä: []</text:p>
      <text:p text:style-name="Standard">VM1574:4 A vs. <text:s/>undefined</text:p>
      <text:p text:style-name="Standard">VM1574:3 listassa jäljellä: []</text:p>
      <text:p text:style-name="Standard">VM1574:4 A vs. <text:s/>undefined</text:p>
      <text:p text:style-name="Standard">VM1574:3 listassa jäljellä: []</text:p>
      <text:p text:style-name="Standard">VM1574:4 A vs. <text:s/>undefined</text:p>
      <text:p text:style-name="Standard">VM1574:3 listassa jäljellä: []</text:p>
      <text:p text:style-name="Standard">VM1574:4 A vs. <text:s/>undefined</text:p>
      <text:p text:style-name="Standard">VM1574:3 listassa jäljellä: []</text:p>
      <text:p text:style-name="Standard">VM1574:4 A vs. <text:s/>undefined</text:p>
      <text:p text:style-name="Standard">undefined</text:p>
      <text:p text:style-name="Standard">var parit = ['A', 'B', 'C', 'D', 'E', 'F'];</text:p>
      <text:p text:style-name="Standard">undefined</text:p>
      <text:p text:style-name="Standard">for (var i = 0; i &lt; 6; i++){</text:p>
      <text:p text:style-name="Standard"><text:s text:c="4"/>parit.shift(i);</text:p>
      <text:p text:style-name="Standard"><text:s text:c="4"/>console.log("listassa jäljellä:", parit);</text:p>
      <text:p text:style-name="Standard"><text:s text:c="4"/>console.log("A vs. ", parit[i]);</text:p>
      <text:p text:style-name="Standard">}</text:p>
      <text:p text:style-name="Standard">VM1593:3 listassa jäljellä: (5) ['B', 'C', 'D', 'E', 'F']</text:p>
      <text:p text:style-name="Standard">VM1593:4 A vs. <text:s/>B</text:p>
      <text:p text:style-name="Standard">VM1593:3 listassa jäljellä: (4) ['C', 'D', 'E', 'F']</text:p>
      <text:p text:style-name="Standard">VM1593:4 A vs. <text:s/>D</text:p>
      <text:p text:style-name="Standard">VM1593:3 listassa jäljellä: (3) ['D', 'E', 'F']</text:p>
      <text:p text:style-name="Standard">VM1593:4 A vs. <text:s/>F</text:p>
      <text:p text:style-name="Standard">VM1593:3 listassa jäljellä: (2) ['E', 'F']</text:p>
      <text:p text:style-name="Standard">VM1593:4 A vs. <text:s/>undefined</text:p>
      <text:p text:style-name="Standard">VM1593:3 listassa jäljellä: ['F']</text:p>
      <text:p text:style-name="Standard"><text:soft-page-break/>VM1593:4 A vs. <text:s/>undefined</text:p>
      <text:p text:style-name="Standard">VM1593:3 listassa jäljellä: []</text:p>
      <text:p text:style-name="Standard">VM1593:4 A vs. <text:s/>undefined</text:p>
      <text:p text:style-name="Standard">undefined</text:p>
      <text:p text:style-name="Standard">var parit = ['A', 'B', 'C', 'D', 'E', 'F'];</text:p>
      <text:p text:style-name="Standard">undefined</text:p>
      <text:p text:style-name="Standard">for (var i = 0; i &lt; 6; i++){</text:p>
      <text:p text:style-name="Standard"><text:s text:c="4"/>console.log("listassa jäljellä:", parit);</text:p>
      <text:p text:style-name="Standard"><text:s text:c="4"/>console.log("A vs. ", parit[i+1]);</text:p>
      <text:p text:style-name="Standard">}</text:p>
      <text:p text:style-name="Standard">VM1776:2 listassa jäljellä: (6) ['A', 'B', 'C', 'D', 'E', 'F']</text:p>
      <text:p text:style-name="Standard">VM1776:3 A vs. <text:s/>B</text:p>
      <text:p text:style-name="Standard">VM1776:2 listassa jäljellä: (6) ['A', 'B', 'C', 'D', 'E', 'F']</text:p>
      <text:p text:style-name="Standard">VM1776:3 A vs. <text:s/>C</text:p>
      <text:p text:style-name="Standard">VM1776:2 listassa jäljellä: (6) ['A', 'B', 'C', 'D', 'E', 'F']</text:p>
      <text:p text:style-name="Standard">VM1776:3 A vs. <text:s/>D</text:p>
      <text:p text:style-name="Standard">VM1776:2 listassa jäljellä: (6) ['A', 'B', 'C', 'D', 'E', 'F']</text:p>
      <text:p text:style-name="Standard">VM1776:3 A vs. <text:s/>E</text:p>
      <text:p text:style-name="Standard">VM1776:2 listassa jäljellä: (6) ['A', 'B', 'C', 'D', 'E', 'F']</text:p>
      <text:p text:style-name="Standard">VM1776:3 A vs. <text:s/>F</text:p>
      <text:p text:style-name="Standard">VM1776:2 listassa jäljellä: (6) ['A', 'B', 'C', 'D', 'E', 'F']</text:p>
      <text:p text:style-name="Standard">VM1776:3 A vs. <text:s/>undefined</text:p>
      <text:p text:style-name="Standard">undefined</text:p>
      <text:p text:style-name="Standard">for (var i = 0; i &lt; 6; i++){</text:p>
      <text:p text:style-name="Standard"><text:s text:c="4"/>console.log("A vs. ", parit[i+1]);</text:p>
      <text:p text:style-name="Standard">}</text:p>
      <text:p text:style-name="Standard">VM1872:2 A vs. <text:s/>B</text:p>
      <text:p text:style-name="Standard">VM1872:2 A vs. <text:s/>C</text:p>
      <text:p text:style-name="Standard">VM1872:2 A vs. <text:s/>D</text:p>
      <text:p text:style-name="Standard">VM1872:2 A vs. <text:s/>E</text:p>
      <text:p text:style-name="Standard">VM1872:2 A vs. <text:s/>F</text:p>
      <text:p text:style-name="Standard">VM1872:2 A vs. <text:s/>undefined</text:p>
      <text:p text:style-name="Standard">undefined</text:p>
      <text:p text:style-name="Standard">for (var i = 0; i &lt; 5; i++){</text:p>
      <text:p text:style-name="Standard"><text:s text:c="4"/>console.log("A vs. ", parit[i+1]);</text:p>
      <text:p text:style-name="Standard">}</text:p>
      <text:p text:style-name="Standard">VM1896:2 A vs. <text:s/>B</text:p>
      <text:p text:style-name="Standard">VM1896:2 A vs. <text:s/>C</text:p>
      <text:p text:style-name="Standard">VM1896:2 A vs. <text:s/>D</text:p>
      <text:p text:style-name="Standard">VM1896:2 A vs. <text:s/>E</text:p>
      <text:p text:style-name="Standard">VM1896:2 A vs. <text:s/>F</text:p>
      <text:p text:style-name="Standard">undefined</text:p>
      <text:p text:style-name="Standard">parit.splice(1)</text:p>
      <text:p text:style-name="Standard">(5) ['B', 'C', 'D', 'E', 'F']</text:p>
      <text:p text:style-name="Standard">var parit = ['A', 'B', 'C', 'D', 'E', 'F'];</text:p>
      <text:p text:style-name="Standard">undefined</text:p>
      <text:p text:style-name="Standard">parit.splice(0)</text:p>
      <text:p text:style-name="Standard">(6) ['A', 'B', 'C', 'D', 'E', 'F']</text:p>
      <text:p text:style-name="Standard">parit.splice(2)</text:p>
      <text:p text:style-name="Standard">[]length: 0[[Prototype]]: Array(0)</text:p>
      <text:p text:style-name="Standard">for (var i = 0; i &lt; 5; i++){</text:p>
      <text:p text:style-name="Standard"><text:s text:c="4"/>if (parit[i] === 1){</text:p>
      <text:p text:style-name="Standard"><text:soft-page-break/><text:s text:c="4"/>console.log("B vs. ", parit[i+1]);</text:p>
      <text:p text:style-name="Standard">}</text:p>
      <text:p text:style-name="Standard">VM2463:4 Uncaught SyntaxError: Unexpected end of input</text:p>
      <text:p text:style-name="Standard">for (var i = 0; i &lt; 5; i++){</text:p>
      <text:p text:style-name="Standard"><text:s text:c="4"/>if (parit[i] === 1){</text:p>
      <text:p text:style-name="Standard"><text:s text:c="4"/>parit.splice(i, 1);</text:p>
      <text:p text:style-name="Standard"><text:s text:c="4"/>console.log("B vs. ", parit[i+1]);</text:p>
      <text:p text:style-name="Standard">}</text:p>
      <text:p text:style-name="Standard">}</text:p>
      <text:p text:style-name="Standard">undefined</text:p>
      <text:p text:style-name="Standard">for (var i = 0; i &lt; 5; i++){</text:p>
      <text:p text:style-name="Standard"><text:s text:c="4"/>if (parit[i] === 1){</text:p>
      <text:p text:style-name="Standard"><text:s text:c="4"/>parit.splice(i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/>
      <text:p text:style-name="Standard">5VM2651:5 B vs. <text:s/>undefined</text:p>
      <text:p text:style-name="Standard">undefined</text:p>
      <text:p text:style-name="Standard">var parit = ['A', 'B', 'C', 'D', 'E', 'F'];</text:p>
      <text:p text:style-name="Standard">undefined</text:p>
      <text:p text:style-name="Standard">for (var i = 0; i &lt; 5; i++){</text:p>
      <text:p text:style-name="Standard"><text:s text:c="4"/>if (parit[i] === 1){</text:p>
      <text:p text:style-name="Standard"><text:s text:c="4"/>parit.splice(i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/>
      <text:p text:style-name="Standard">VM2688:5 B vs. <text:s/>B</text:p>
      <text:p text:style-name="Standard">VM2688:5 B vs. <text:s/>C</text:p>
      <text:p text:style-name="Standard">VM2688:5 B vs. <text:s/>D</text:p>
      <text:p text:style-name="Standard">VM2688:5 B vs. <text:s/>E</text:p>
      <text:p text:style-name="Standard">VM2688:5 B vs. <text:s/>F</text:p>
      <text:p text:style-name="Standard">undefined</text:p>
      <text:p text:style-name="Standard">var parit = ['A', 'B', 'C', 'D', 'E', 'F'];</text:p>
      <text:p text:style-name="Standard">undefined</text:p>
      <text:p text:style-name="Standard">for (var i = 0; i &lt; 5; i++){</text:p>
      <text:p text:style-name="Standard"><text:s text:c="4"/>if (parit[i] === 1){</text:p>
      <text:p text:style-name="Standard"><text:s text:c="4"/>parit.splice(1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/>
      <text:p text:style-name="Standard">VM2750:5 B vs. <text:s/>B</text:p>
      <text:p text:style-name="Standard">VM2750:5 B vs. <text:s/>C</text:p>
      <text:p text:style-name="Standard">VM2750:5 B vs. <text:s/>D</text:p>
      <text:p text:style-name="Standard">VM2750:5 B vs. <text:s/>E</text:p>
      <text:p text:style-name="Standard">VM2750:5 B vs. <text:s/>F</text:p>
      <text:p text:style-name="Standard">undefined</text:p>
      <text:p text:style-name="Standard">for (var i = 0; i &lt; 5; i++){</text:p>
      <text:p text:style-name="Standard"><text:s text:c="4"/>if (parit[i] === 1){</text:p>
      <text:p text:style-name="Standard"><text:s text:c="4"/>parit.splice(1, 1);</text:p>
      <text:p text:style-name="Standard"><text:soft-page-break/><text:s text:c="4"/>}</text:p>
      <text:p text:style-name="Standard"><text:s text:c="4"/>console.log("B vs. ", parit[i+1]);</text:p>
      <text:p text:style-name="Standard">}</text:p>
      <text:p text:style-name="Standard"/>
      <text:p text:style-name="Standard">VM2840:5 B vs. <text:s/>B</text:p>
      <text:p text:style-name="Standard">VM2840:5 B vs. <text:s/>C</text:p>
      <text:p text:style-name="Standard">VM2840:5 B vs. <text:s/>D</text:p>
      <text:p text:style-name="Standard">VM2840:5 B vs. <text:s/>E</text:p>
      <text:p text:style-name="Standard">VM2840:5 B vs. <text:s/>F</text:p>
      <text:p text:style-name="Standard">undefined</text:p>
      <text:p text:style-name="Standard">var parit = ['A', 'B', 'C', 'D', 'E', 'F'];</text:p>
      <text:p text:style-name="Standard">undefined</text:p>
      <text:p text:style-name="Standard">for (var i = 0; i &lt; 5; i++){</text:p>
      <text:p text:style-name="Standard"><text:s text:c="4"/>if (parit[i] === 1){</text:p>
      <text:p text:style-name="Standard"><text:s text:c="4"/>parit.splice(2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/>
      <text:p text:style-name="Standard">VM2886:5 B vs. <text:s/>B</text:p>
      <text:p text:style-name="Standard">VM2886:5 B vs. <text:s/>C</text:p>
      <text:p text:style-name="Standard">VM2886:5 B vs. <text:s/>D</text:p>
      <text:p text:style-name="Standard">VM2886:5 B vs. <text:s/>E</text:p>
      <text:p text:style-name="Standard">VM2886:5 B vs. <text:s/>F</text:p>
      <text:p text:style-name="Standard">undefined</text:p>
      <text:p text:style-name="Standard">var parit = ['A', 'B', 'C', 'D', 'E', 'F'];</text:p>
      <text:p text:style-name="Standard">undefined</text:p>
      <text:p text:style-name="Standard">parit.splice(2, 1);</text:p>
      <text:p text:style-name="Standard">['C']0: "C"length: 1[[Prototype]]: Array(0)at: ƒ at()concat: ƒ concat()constructor: ƒ Array()copyWithin: ƒ copyWithin()entries: ƒ entries()every: ƒ every()fill: ƒ fill()filter: ƒ filter()find: ƒ find()findIndex: ƒ findIndex()flat: ƒ flat()flatMap: ƒ flatMap()forEach: ƒ forEach()includes: ƒ includes()indexOf: ƒ indexOf()join: ƒ join()keys: ƒ keys()lastIndexOf: ƒ lastIndexOf()length: 0map: ƒ map()pop: ƒ pop()push: ƒ push()reduce: ƒ reduce()reduceRight: ƒ reduceRight()reverse: ƒ reverse()shift: ƒ shift()slice: ƒ slice()some: ƒ some()sort: ƒ sort()splice: ƒ splice()toLocaleString: ƒ toLocaleString()toString: ƒ toString()unshift: ƒ unshift()values: ƒ values()Symbol(Symbol.iterator): ƒ values()Symbol(Symbol.unscopables): {copyWithin: true, entries: true, fill: true, find: true, findIndex: true, …}[[Prototype]]: Object</text:p>
      <text:p text:style-name="Standard">var list = ["bar", "baz", "foo", "qux"];</text:p>
      <text:p text:style-name="Standard">undefined</text:p>
      <text:p text:style-name="Standard">list.splice(0, 2);</text:p>
      <text:p text:style-name="Standard">(2) ['bar', 'baz']</text:p>
      <text:p text:style-name="Standard">var list = ["bar", "baz", "foo", "qux"];</text:p>
      <text:p text:style-name="Standard">undefined</text:p>
      <text:p text:style-name="Standard">list.splice(3, 2);</text:p>
      <text:p text:style-name="Standard">['qux']</text:p>
      <text:p text:style-name="Standard">var list = ["bar", "baz", "foo", "qux"];</text:p>
      <text:p text:style-name="Standard">undefined</text:p>
      <text:p text:style-name="Standard">list.pop();</text:p>
      <text:p text:style-name="Standard">'qux'</text:p>
      <text:p text:style-name="Standard">var list</text:p>
      <text:p text:style-name="Standard">undefined</text:p>
      <text:p text:style-name="Standard">list</text:p>
      <text:p text:style-name="Standard"><text:soft-page-break/>(3) ['bar', 'baz', 'foo']</text:p>
      <text:p text:style-name="Standard">var parit = ['A', 'B', 'C', 'D', 'E', 'F'];</text:p>
      <text:p text:style-name="Standard">undefined</text:p>
      <text:p text:style-name="Standard">parit.splice(1,1)</text:p>
      <text:p text:style-name="Standard">['B']</text:p>
      <text:p text:style-name="Standard">parit</text:p>
      <text:p text:style-name="Standard">(5) ['A', 'C', 'D', 'E', 'F']</text:p>
      <text:p text:style-name="Standard">var parit = ['A', 'B', 'C', 'D', 'E', 'F'];</text:p>
      <text:p text:style-name="Standard">undefined</text:p>
      <text:p text:style-name="Standard">for (var i = 0; i &lt; 5; i++){</text:p>
      <text:p text:style-name="Standard"><text:s text:c="4"/>if (parit[i] === 1){</text:p>
      <text:p text:style-name="Standard"><text:s text:c="4"/>parit.splice(1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076:5 B vs. <text:s/>B</text:p>
      <text:p text:style-name="Standard">VM4076:5 B vs. <text:s/>C</text:p>
      <text:p text:style-name="Standard">VM4076:5 B vs. <text:s/>D</text:p>
      <text:p text:style-name="Standard">VM4076:5 B vs. <text:s/>E</text:p>
      <text:p text:style-name="Standard">VM4076:5 B vs. <text:s/>F</text:p>
      <text:p text:style-name="Standard">undefined</text:p>
      <text:p text:style-name="Standard">for (var i = 0; i &lt; 5; i++){</text:p>
      <text:p text:style-name="Standard"><text:s text:c="4"/>if (parit[i] === 1){</text:p>
      <text:p text:style-name="Standard"><text:s text:c="4"/>parit.splice(0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219:5 B vs. <text:s/>B</text:p>
      <text:p text:style-name="Standard">VM4219:5 B vs. <text:s/>C</text:p>
      <text:p text:style-name="Standard">VM4219:5 B vs. <text:s/>D</text:p>
      <text:p text:style-name="Standard">VM4219:5 B vs. <text:s/>E</text:p>
      <text:p text:style-name="Standard">VM4219:5 B vs. <text:s/>F</text:p>
      <text:p text:style-name="Standard">undefined</text:p>
      <text:p text:style-name="Standard">for (var i = 0; i &lt; 5; i++){</text:p>
      <text:p text:style-name="Standard"><text:s text:c="4"/>if (parit[i] === 1){</text:p>
      <text:p text:style-name="Standard"><text:s text:c="4"/>parit.splice(0, 0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235:5 B vs. <text:s/>B</text:p>
      <text:p text:style-name="Standard">VM4235:5 B vs. <text:s/>C</text:p>
      <text:p text:style-name="Standard">VM4235:5 B vs. <text:s/>D</text:p>
      <text:p text:style-name="Standard">VM4235:5 B vs. <text:s/>E</text:p>
      <text:p text:style-name="Standard">VM4235:5 B vs. <text:s/>F</text:p>
      <text:p text:style-name="Standard">undefined</text:p>
      <text:p text:style-name="Standard">for (var i = 0; i &lt; 5; i++){</text:p>
      <text:p text:style-name="Standard"><text:s text:c="4"/>if (parit[i] === 1)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273:3 Uncaught SyntaxError: Unexpected token '}'</text:p>
      <text:p text:style-name="Standard">for (var i = 0; i &lt; 5; i++){</text:p>
      <text:p text:style-name="Standard"><text:soft-page-break/><text:s text:c="4"/>if (parit[i] === 1)</text:p>
      <text:p text:style-name="Standard"><text:s text:c="4"/>parit.splice(i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387:6 Uncaught SyntaxError: Unexpected token '}'</text:p>
      <text:p text:style-name="Standard">for (var i = 0; i &lt; 5; i++){</text:p>
      <text:p text:style-name="Standard"><text:s text:c="4"/>if (parit[i] === 1) {</text:p>
      <text:p text:style-name="Standard"><text:s text:c="4"/>parit.splice(i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406:5 B vs. <text:s/>B</text:p>
      <text:p text:style-name="Standard">VM4406:5 B vs. <text:s/>C</text:p>
      <text:p text:style-name="Standard">VM4406:5 B vs. <text:s/>D</text:p>
      <text:p text:style-name="Standard">VM4406:5 B vs. <text:s/>E</text:p>
      <text:p text:style-name="Standard">VM4406:5 B vs. <text:s/>F</text:p>
      <text:p text:style-name="Standard">undefined</text:p>
      <text:p text:style-name="Standard">for (var i = 0; i &lt; 5; i++){</text:p>
      <text:p text:style-name="Standard"><text:s text:c="4"/>if (parit[i] === 1) {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466:4 B vs. <text:s/>B</text:p>
      <text:p text:style-name="Standard">VM4466:4 B vs. <text:s/>C</text:p>
      <text:p text:style-name="Standard">VM4466:4 B vs. <text:s/>D</text:p>
      <text:p text:style-name="Standard">VM4466:4 B vs. <text:s/>E</text:p>
      <text:p text:style-name="Standard">VM4466:4 B vs. <text:s/>F</text:p>
      <text:p text:style-name="Standard">undefined</text:p>
      <text:p text:style-name="Standard">for (var i = 0; i &lt; 5; i++){</text:p>
      <text:p text:style-name="Standard"><text:s text:c="4"/>if (parit[i] === 1) {</text:p>
      <text:p text:style-name="Standard"><text:s text:c="4"/>}</text:p>
      <text:p text:style-name="Standard"><text:s text:c="4"/>console.log("B vs. ", parit[i]);</text:p>
      <text:p text:style-name="Standard">}</text:p>
      <text:p text:style-name="Standard">VM4672:4 B vs. <text:s/>A</text:p>
      <text:p text:style-name="Standard">VM4672:4 B vs. <text:s/>B</text:p>
      <text:p text:style-name="Standard">VM4672:4 B vs. <text:s/>C</text:p>
      <text:p text:style-name="Standard">VM4672:4 B vs. <text:s/>D</text:p>
      <text:p text:style-name="Standard">VM4672:4 B vs. <text:s/>E</text:p>
      <text:p text:style-name="Standard">undefined</text:p>
      <text:p text:style-name="Standard">for (var i = 0; i &lt; 6; i++){</text:p>
      <text:p text:style-name="Standard"><text:s text:c="4"/>if (parit[i] === 1) {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686:4 B vs. <text:s/>B</text:p>
      <text:p text:style-name="Standard">VM4686:4 B vs. <text:s/>C</text:p>
      <text:p text:style-name="Standard">VM4686:4 B vs. <text:s/>D</text:p>
      <text:p text:style-name="Standard">VM4686:4 B vs. <text:s/>E</text:p>
      <text:p text:style-name="Standard">VM4686:4 B vs. <text:s/>F</text:p>
      <text:p text:style-name="Standard">VM4686:4 B vs. <text:s/>undefined</text:p>
      <text:p text:style-name="Standard">undefined</text:p>
      <text:p text:style-name="Standard"><text:soft-page-break/>for (var i = 0; i &lt;= 5; i++){</text:p>
      <text:p text:style-name="Standard"><text:s text:c="4"/>if (parit[i] === 1){</text:p>
      <text:p text:style-name="Standard"><text:s text:c="4"/>parit.splice(1, 1);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720:5 B vs. <text:s/>B</text:p>
      <text:p text:style-name="Standard">VM4720:5 B vs. <text:s/>C</text:p>
      <text:p text:style-name="Standard">VM4720:5 B vs. <text:s/>D</text:p>
      <text:p text:style-name="Standard">VM4720:5 B vs. <text:s/>E</text:p>
      <text:p text:style-name="Standard">VM4720:5 B vs. <text:s/>F</text:p>
      <text:p text:style-name="Standard">VM4720:5 B vs. <text:s/>undefined</text:p>
      <text:p text:style-name="Standard">undefined</text:p>
      <text:p text:style-name="Standard">for (var i = 0; i &lt;= 5; i++){</text:p>
      <text:p text:style-name="Standard"><text:s text:c="4"/>if (parit[i] === 1) {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738:4 B vs. <text:s/>B</text:p>
      <text:p text:style-name="Standard">VM4738:4 B vs. <text:s/>C</text:p>
      <text:p text:style-name="Standard">VM4738:4 B vs. <text:s/>D</text:p>
      <text:p text:style-name="Standard">VM4738:4 B vs. <text:s/>E</text:p>
      <text:p text:style-name="Standard">VM4738:4 B vs. <text:s/>F</text:p>
      <text:p text:style-name="Standard">VM4738:4 B vs. <text:s/>undefined</text:p>
      <text:p text:style-name="Standard">undefined</text:p>
      <text:p text:style-name="Standard">var parit = ['A', 'B', 'C', 'D', 'E', 'F'];</text:p>
      <text:p text:style-name="Standard">undefined</text:p>
      <text:p text:style-name="Standard">for (var i = 0; i &lt;= 5; i++){</text:p>
      <text:p text:style-name="Standard"><text:s text:c="4"/>if (parit[i] === 1) {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772:4 B vs. <text:s/>B</text:p>
      <text:p text:style-name="Standard">VM4772:4 B vs. <text:s/>C</text:p>
      <text:p text:style-name="Standard">VM4772:4 B vs. <text:s/>D</text:p>
      <text:p text:style-name="Standard">VM4772:4 B vs. <text:s/>E</text:p>
      <text:p text:style-name="Standard">VM4772:4 B vs. <text:s/>F</text:p>
      <text:p text:style-name="Standard">VM4772:4 B vs. <text:s/>undefined</text:p>
      <text:p text:style-name="Standard">undefined</text:p>
      <text:p text:style-name="Standard">for (var i = 0; i &lt;= 5; i++){</text:p>
      <text:p text:style-name="Standard"><text:s text:c="4"/>if (parit[1] === 'B')</text:p>
      <text:p text:style-name="Standard"><text:s text:c="4"/>}</text:p>
      <text:p text:style-name="Standard"><text:s text:c="4"/>continue</text:p>
      <text:p text:style-name="Standard"><text:s text:c="4"/>{</text:p>
      <text:p text:style-name="Standard"><text:s text:c="4"/>else</text:p>
      <text:p text:style-name="Standard"><text:s text:c="4"/>}</text:p>
      <text:p text:style-name="Standard"><text:s text:c="4"/>console.log("B vs. ", parit[i+1]);</text:p>
      <text:p text:style-name="Standard">}</text:p>
      <text:p text:style-name="Standard">VM4927:3 Uncaught SyntaxError: Unexpected token '}'</text:p>
      <text:p text:style-name="Standard">for (var i = 0; i &lt;= 5; i++){</text:p>
      <text:p text:style-name="Standard"><text:s text:c="4"/>if (parit[1] === 'B'){</text:p>
      <text:p text:style-name="Standard"><text:s text:c="4"/>continue</text:p>
      <text:p text:style-name="Standard"><text:soft-page-break/><text:s text:c="4"/>}</text:p>
      <text:p text:style-name="Standard"><text:s text:c="4"/>else</text:p>
      <text:p text:style-name="Standard"><text:s text:c="4"/>{</text:p>
      <text:p text:style-name="Standard"><text:s text:c="4"/>console.log("B vs. ", parit[i+1]);</text:p>
      <text:p text:style-name="Standard"><text:s text:c="4"/>}</text:p>
      <text:p text:style-name="Standard">}</text:p>
      <text:p text:style-name="Standard">undefined</text:p>
      <text:p text:style-name="Standard">var parit = ['A', 'B', 'C', 'D', 'E', 'F'];</text:p>
      <text:p text:style-name="Standard">undefined</text:p>
      <text:p text:style-name="Standard">for (var i = 0; i &lt;= 5; i++){</text:p>
      <text:p text:style-name="Standard"><text:s text:c="4"/>if (parit[1] === 'B'){</text:p>
      <text:p text:style-name="Standard"><text:s text:c="4"/>continue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4"/>console.log("B vs. ", parit[i]);</text:p>
      <text:p text:style-name="Standard"><text:s text:c="4"/>}</text:p>
      <text:p text:style-name="Standard">}</text:p>
      <text:p text:style-name="Standard">undefined</text:p>
      <text:p text:style-name="Standard">for (var i = 0; i &lt;= 5; i++){</text:p>
      <text:p text:style-name="Standard"><text:s text:c="4"/>if (parit[i] === 'B'){</text:p>
      <text:p text:style-name="Standard"><text:s text:c="4"/>continue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4"/>console.log("B vs. ", parit[i]);</text:p>
      <text:p text:style-name="Standard"><text:s text:c="4"/>}</text:p>
      <text:p text:style-name="Standard">}</text:p>
      <text:p text:style-name="Standard">VM5295:7 B vs. <text:s/>A</text:p>
      <text:p text:style-name="Standard">VM5295:7 B vs. <text:s/>C</text:p>
      <text:p text:style-name="Standard">VM5295:7 B vs. <text:s/>D</text:p>
      <text:p text:style-name="Standard">VM5295:7 B vs. <text:s/>E</text:p>
      <text:p text:style-name="Standard">VM5295:7 B vs. <text:s/>F</text:p>
      <text:p text:style-name="Standard">undefin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08:32:16.989431591</meta:creation-date>
    <dc:date>2022-01-31T08:34:42.759278901</dc:date>
    <meta:editing-duration>PT2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0" meta:paragraph-count="487" meta:word-count="1896" meta:character-count="10927" meta:non-whitespace-character-count="8885"/>
  </office:meta>
</office:document-meta>
</file>